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97c" officeooo:paragraph-rsid="0011397c"/>
    </style:style>
    <style:style style:name="P2" style:family="paragraph" style:parent-style-name="Standard" style:list-style-name="L1">
      <style:text-properties officeooo:rsid="0011397c" officeooo:paragraph-rsid="0011397c"/>
    </style:style>
    <style:style style:name="P3" style:family="paragraph" style:parent-style-name="Standard">
      <style:paragraph-properties fo:text-align="center" style:justify-single-word="false"/>
      <style:text-properties officeooo:rsid="0011397c" officeooo:paragraph-rsid="0011397c"/>
    </style:style>
    <style:style style:name="P4" style:family="paragraph" style:parent-style-name="Standard" style:list-style-name="L4">
      <style:text-properties officeooo:rsid="0011397c" officeooo:paragraph-rsid="00188bdc"/>
    </style:style>
    <style:style style:name="P5" style:family="paragraph" style:parent-style-name="Standard" style:list-style-name="L5">
      <style:text-properties officeooo:rsid="0011397c" officeooo:paragraph-rsid="0011397c"/>
    </style:style>
    <style:style style:name="P6" style:family="paragraph" style:parent-style-name="Standard" style:list-style-name="L5">
      <style:text-properties officeooo:rsid="0011397c" officeooo:paragraph-rsid="001b144d"/>
    </style:style>
    <style:style style:name="P7" style:family="paragraph" style:parent-style-name="Standard" style:list-style-name="L5">
      <style:text-properties officeooo:rsid="0011397c" officeooo:paragraph-rsid="001c193c"/>
    </style:style>
    <style:style style:name="P8" style:family="paragraph" style:parent-style-name="Standard" style:list-style-name="L6">
      <style:text-properties officeooo:rsid="0011397c" officeooo:paragraph-rsid="00188bdc"/>
    </style:style>
    <style:style style:name="P9" style:family="paragraph" style:parent-style-name="Standard">
      <style:text-properties fo:font-weight="bold" officeooo:rsid="0011397c" officeooo:paragraph-rsid="0011397c" style:font-weight-asian="bold" style:font-weight-complex="bold"/>
    </style:style>
    <style:style style:name="P10" style:family="paragraph" style:parent-style-name="Standard" style:list-style-name="L5">
      <style:text-properties fo:font-weight="bold" officeooo:rsid="0011397c" officeooo:paragraph-rsid="0011397c" style:font-weight-asian="bold" style:font-weight-complex="bold"/>
    </style:style>
    <style:style style:name="P11" style:family="paragraph" style:parent-style-name="Standard">
      <style:paragraph-properties fo:text-align="center" style:justify-single-word="false"/>
      <style:text-properties officeooo:rsid="001577ac" officeooo:paragraph-rsid="001577ac"/>
    </style:style>
    <style:style style:name="P12" style:family="paragraph" style:parent-style-name="Standard" style:list-style-name="L6">
      <style:text-properties officeooo:rsid="001c193c" officeooo:paragraph-rsid="001c193c"/>
    </style:style>
    <style:style style:name="P13" style:family="paragraph" style:parent-style-name="Standard" style:list-style-name="L3" style:master-page-name="">
      <loext:graphic-properties draw:fill="none"/>
      <style:paragraph-properties fo:margin-left="0in" fo:margin-right="0in" fo:text-align="start" style:justify-single-word="false" fo:text-indent="0in" style:auto-text-indent="false" style:page-number="auto" fo:background-color="transparent"/>
      <style:text-properties officeooo:rsid="0011397c" officeooo:paragraph-rsid="0011397c"/>
    </style:style>
    <style:style style:name="P14" style:family="paragraph" style:parent-style-name="Heading_20_3">
      <style:text-properties officeooo:paragraph-rsid="00188bdc"/>
    </style:style>
    <style:style style:name="T1" style:family="text">
      <style:text-properties fo:font-weight="bold" style:font-weight-asian="bold" style:font-weight-complex="bold"/>
    </style:style>
    <style:style style:name="T2" style:family="text">
      <style:text-properties fo:font-weight="bold" officeooo:rsid="001d3faa" style:font-weight-asian="bold" style:font-weight-complex="bold"/>
    </style:style>
    <style:style style:name="T3" style:family="text">
      <style:text-properties fo:font-style="italic" style:font-style-asian="italic" style:font-style-complex="italic"/>
    </style:style>
    <style:style style:name="T4" style:family="text">
      <style:text-properties fo:font-size="18pt" style:font-size-asian="18pt" style:font-size-complex="18pt"/>
    </style:style>
    <style:style style:name="T5" style:family="text">
      <style:text-properties officeooo:rsid="00188bdc"/>
    </style:style>
    <style:style style:name="T6" style:family="text">
      <style:text-properties officeooo:rsid="001c193c"/>
    </style:style>
    <style:style style:name="T7" style:family="text">
      <style:text-properties officeooo:rsid="001d3f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Robert James Schaefer</text:span> </text:p>
      <text:p text:style-name="P11">26 Dale St S, St Paul, MN 55102</text:p>
      <text:p text:style-name="P3">Email: schae234@umn.edu | Github: schae234 | Twitter: @CSciBio</text:p>
      <text:h text:style-name="Heading_20_3" text:outline-level="3">Education</text:h>
      <text:list xml:id="list6200134195294305407" text:style-name="L1">
        <text:list-item>
          <text:p text:style-name="P2"><text:span text:style-name="T1">Current</text:span> - USDA NIFA Postdoctoral Fellow, Department of Veterinary Population Medicine, University of Minnesota, St Paul, MN</text:p>
        </text:list-item>
        <text:list-item>
          <text:p text:style-name="P2">2015 - PhD Biomedical Informatics and Computational Biology, University of Minnesota, Minneapolis, MN</text:p>
        </text:list-item>
        <text:list-item>
          <text:p text:style-name="P2">2010 - B.S. Computer Science, University of Minnesota, Institute of Technology, Minneapolis, MN</text:p>
        </text:list-item>
      </text:list>
      <text:h text:style-name="Heading_20_3" text:outline-level="3">Previous Professional Positions and Appointments</text:h>
      <text:list xml:id="list9045270317897561606" text:style-name="L4">
        <text:list-item>
          <text:p text:style-name="P4">2013-2014 - <text:span text:style-name="T5">T</text:span>eaching Assistant, Dept. of Computer Science, CSCI 3003: Introduction to Computation in Biology, University of Minnesota, MN</text:p>
        </text:list-item>
        <text:list-item>
          <text:p text:style-name="P4">2008-2010 - Research Assistant, Dept. of Animal Science and Veterinary Medicine, University of Minnesota, MN</text:p>
        </text:list-item>
      </text:list>
      <text:h text:style-name="Heading_20_3" text:outline-level="3">Awards and Honors</text:h>
      <text:list xml:id="list2011089483081123207" text:style-name="L5">
        <text:list-item>
          <text:p text:style-name="P10">January 2017</text:p>
          <text:list>
            <text:list-item>
              <text:p text:style-name="P6">Awarded UMII Updraft grant to attend a Network Biology Meeting in Cold Spring Harbor</text:p>
            </text:list-item>
            <text:list-item>
              <text:p text:style-name="P6">Awarded Microbial and Plant Genomics Institute travel grant to present research at the Maize Genetics Conference</text:p>
            </text:list-item>
          </text:list>
        </text:list-item>
        <text:list-item>
          <text:p text:style-name="P5"><text:span text:style-name="T1">November 201</text:span><text:span text:style-name="T2">6</text:span><text:span text:style-name="T7"> - </text:span>Awarded FAANG Travel Grant for the 2017 Plant and Animal Genome Conference</text:p>
        </text:list-item>
        <text:list-item>
          <text:p text:style-name="P5"><text:span text:style-name="T1">June 2016</text:span> - Invited to Mozilla All Hands Meeting to discuss open science</text:p>
        </text:list-item>
        <text:list-item>
          <text:p text:style-name="P5"><text:span text:style-name="T1">March 2016</text:span> -UMII-Updraft Data wrangling grant proposal funded <text:span text:style-name="T6">to fund undergraduate </text:span></text:p>
        </text:list-item>
        <text:list-item>
          <text:p text:style-name="P5"><text:span text:style-name="T1">January 2016 </text:span>- Awarded USDA NIFA Postdoctoral Fellowship</text:p>
        </text:list-item>
        <text:list-item>
          <text:p text:style-name="P5"><text:span text:style-name="T1">November 2015</text:span> - Awarded FAANG Workshop Award for PAG 2016</text:p>
        </text:list-item>
        <text:list-item>
          <text:p text:style-name="P5"><text:span text:style-name="T1">June 2015</text:span> -Awarded Microbial and Plant Genomics Institute <text:span text:style-name="T6">(</text:span>MPGI) Travel Grant Award</text:p>
        </text:list-item>
        <text:list-item>
          <text:p text:style-name="P5"><text:span text:style-name="T1">May 2015</text:span> - Awarded COGS Travel Award to travel to Havemeyer Equine Gene Mapping Meeting</text:p>
        </text:list-item>
        <text:list-item>
          <text:p text:style-name="P5"><text:span text:style-name="T1">November 2014 </text:span>- Awarded Neal A. Jorgenson Travel Award for the Equine Workshop to present research at the 2015 Plant and Animal Genomics meeting.</text:p>
        </text:list-item>
        <text:list-item>
          <text:p text:style-name="P5"><text:span text:style-name="T1">April 2014</text:span> - Received Doctoral Dissertation Fellowship (DDF) from the University of Minnesota Graduate Fellowship Committee.</text:p>
        </text:list-item>
        <text:list-item>
          <text:p text:style-name="P5"><text:span text:style-name="T1">December 2013 </text:span>- Awarded Equine Genome Workshop Travel Award granted to present research at the 2014 Plant and Animal Genomics meeting.</text:p>
        </text:list-item>
        <text:list-item>
          <text:p text:style-name="P7"><text:span text:style-name="T1">April 2013 </text:span>- Received travel grant from the iHUB collaborative for student exchange at the Leibniz Plant Science Institute in Gatersleben Germany.</text:p>
        </text:list-item>
        <text:list-item>
          <text:p text:style-name="P7"><text:span text:style-name="T1">February 2012</text:span> - Received travel grant from the Microbial and Plant Genomics Institute in order to present a poster and travel to the annual maize genetics conference.</text:p>
        </text:list-item>
        <text:list-item>
          <text:p text:style-name="P7"><text:span text:style-name="T1">September 2010</text:span> - Received the University of Minnesota Interdisciplinary Informatics Initiative fellowship.</text:p>
        </text:list-item>
      </text:list>
      <text:h text:style-name="Heading_20_3" text:outline-level="3"><text:soft-page-break/>Publications</text:h>
      <text:p text:style-name="P1"><text:span text:style-name="T1">2017:</text:span> </text:p>
      <text:list xml:id="list4390346529483102669" text:style-name="L3">
        <text:list-header>
          <text:p text:style-name="P13">- (Accepted) <text:span text:style-name="T1">Robert J Schaefer</text:span>, Mikkel Schubert, Ernest Bailey, Danika L. Bannasch, Eric Barrey, Gila Kahila Bar-Gal, Gottfried Brem, Samantha A. Brooks, Ottmar Distl, Ruedi Fries, Carrie J. Finno, Vinzenz Gerber, Bianca Haase, Vidhya Jagannathan, Ted Kalbfleisch, Tosso Leeb, Gabriella Lindgren, Maria Susana Lopes, Nuria Mach, Artur da Câmara Machado, James N. MacLeod, Annette McCoy, Julia Metzger, Cecilia Penedo, Sagi Polani, Stefan Rieder, Imke Tammen, Jens Tetens, Georg Thaller, Andrea Verini-Supplizi, Claire M. Wade, Barbara Wallner, Ludovic Orlando, James R. Mickelson, Molly E. McCue. <text:span text:style-name="T3">Development of a high-density, 2M SNP genotyping array and 670k SNP imputation array for the domestic horse. BMC Genomics.</text:span> doi: https://doi.org/10.1101/112979.</text:p>
        </text:list-header>
      </text:list>
      <text:p text:style-name="P1"/>
      <text:p text:style-name="P9">2016:</text:p>
      <text:p text:style-name="P1">- Lin Li, Roman Briskine, <text:span text:style-name="T1">Robert Schaefer</text:span>, Patrick S. Schnable, Chad L. Myers, Lex E. Flagel, Nathan M. Springer and Gary J. Muehlbauer. Co-expression network analysis of duplicate genes in maize (Zea mays L.) reveals no subgenome bias. BMC Genomics. 4 November 2016. doi:10.1186/s12864-016-3194-0</text:p>
      <text:p text:style-name="P1">- <text:span text:style-name="T1">Robert J. Schaefer</text:span>, Jean-Michel Michno, Chad L. Myers. Unraveling gene function in agricultural species using gene co-expression networks. Biochimica et Biophysica Acta (BBA) - Gene Regulatory Mechanisms. 30 July 2016. http://dx.doi.org/10.1016/j.bbagrm.2016.07.016. </text:p>
      <text:p text:style-name="P1">- Mitra AK, Stessman HAF, <text:span text:style-name="T1">Schaefer RJ</text:span>, Wang W, Myers CL, Van Ness BG and Beiraghi S (2016) Fine-Mapping of 18q21.1 Locus Identifies Single Nucleotide Polymorphisms Associated with Nonsyndromic Cleft Lip with or without Cleft Palate. Front. Genet. 7:88. doi: 10.3389/fgene.2016.00088</text:p>
      <text:p text:style-name="P1"/>
      <text:p text:style-name="P9">2014:</text:p>
      <text:p text:style-name="P1">- <text:span text:style-name="T1">Robert J. Schaefer</text:span>, Roman Briskine, Nathan M. Springer, Chad L. Myers. Discovering Functional Modules Across Diverse Maize Transcriptional Datasets Using COB, The Co-expression Browser. <text:s/>PLoS ONE 12 June 2014 doi:10.1371/journal.pone.0099193.</text:p>
      <text:p text:style-name="P1">- Mikkel Schubert, Luca Ermini, Clio Der Sarkissian, Hákon Jónsson, Aurélien Ginolhac, <text:span text:style-name="T1">Robert Schaefer</text:span>, Michael D. Martin, Ruth Fernández, Martin Kircher, Molly McCue, Eske Willerslev, Ludovic Orlando. Characterization of ancient and modern genomes by SNP detection and phylogenomic and metagenomic analysis using PALEOMIX. Nature Protocols 9, 1056-1082 (2014) <text:s/>doi:10.1038/nprot.2014.063.</text:p>
      <text:p text:style-name="P1"/>
      <text:p text:style-name="P9">2013:</text:p>
      <text:p text:style-name="P1">- Annette McCoy, <text:span text:style-name="T1">Robert Schaefer</text:span>, Jessica Peterson, Peter Morrell, Megan Slamka, James Mickelson, Stephanie Valberg, Molly McCue. Evidence of Positive Selection for a Glycogen Synthase (GYS1) Mutation in Domestic Horse Populations. Journal of Heredity. 2013. doi: 10.1093/jhered/est075</text:p>
      <text:p text:style-name="P1"/>
      <text:p text:style-name="P9">2012:</text:p>
      <text:p text:style-name="P1">- Terje Raudsepp, Molly E. McCue, Pranab J. Das, Lauren Dobson, Monika Vishnoi, Krista L. Fritz, <text:span text:style-name="T1">Robert Schaefer</text:span>, Aaron K. Rendahl, James N. Derr, Charles C. Love, Dickson D. Varner, Bhanu P. Chowdhary Genome-Wide Association Study Implicates Testis-Sperm Specific FKBP6 as a Susceptibility Locus for Impaired Acrosome Reaction in Stallions. PloS Genet 2012 8:e1003139. doi:10.1371/journal.pgen.1003139</text:p>
      <text:p text:style-name="P1">- Ruth Swanson-Wagner, Roman Briskine, <text:span text:style-name="T1">Robert Schaefer</text:span>, Matthew B. Hufford, Jeffrey Ross-Ibarra, Chad L. Myers, Peter Tiffin, and Nathan M. Springer. Reshaping of the maize transcriptome by domestication. PNAS 2012 109:11878-11883</text:p>
      <text:h text:style-name="P14" text:outline-level="3"><text:soft-page-break/>Hobbies and Personal Life</text:h>
      <text:list xml:id="list4441495086603055740" text:style-name="L6">
        <text:list-item>
          <text:p text:style-name="P12">Yoga instructor with CorePower Yoga since 2015</text:p>
        </text:list-item>
        <text:list-item>
          <text:p text:style-name="P8">Founder of the University of Minnesota Hackey Hour Club </text:p>
        </text:list-item>
        <text:list-item>
          <text:p text:style-name="P8">Active participant and contributor to the Mozilla Science Lab</text:p>
        </text:list-item>
        <text:list-item>
          <text:p text:style-name="P8">Competed 4 years as a Division I athlete at the University of Minnesota. Was a part of the 2007 Big Ten Conference Championship team and competed in various national and international meets including the USA National Meet and several U.S. Open Me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6:59:29.698527068</meta:creation-date>
    <dc:date>2017-05-14T17:47:42.500917815</dc:date>
    <meta:editing-duration>PT37M26S</meta:editing-duration>
    <meta:editing-cycles>9</meta:editing-cycles>
    <meta:generator>LibreOffice/5.1.6.2$Linux_X86_64 LibreOffice_project/10m0$Build-2</meta:generator>
    <meta:document-statistic meta:table-count="0" meta:image-count="0" meta:object-count="0" meta:page-count="3" meta:paragraph-count="47" meta:word-count="871" meta:character-count="5967" meta:non-whitespace-character-count="5162"/>
  </office:meta>
</office:document-meta>
</file>